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 The Cursed Lich – The Would-Be World Conqueror Bound by Spite</text:span></text:p>
      <text:p text:style-name="Text_20_body"><text:span text:style-name="Strong_20_Emphasis">Concept Overview:</text:span><text:line-break/>Once a megalomaniacal sorcerer with delusions of grandeur, this Lich was originally a powerful mage obsessed with achieving immortality and conquering the world. To fulfill his vision, he sought out a cursed grimoire, but its magical afflictions made it impossible for him to handle directly. So he hired Celestina Nyxveil—a young, eccentric cursebreaker—to do the work for him.</text:p>
      <text:p text:style-name="Text_20_body"><text:span text:style-name="Strong_20_Emphasis">Backstory:</text:span><text:line-break/>Celestina successfully dispelled the curses on the grimoire, but once the mage got what he wanted, he revealed his true unhinged nature. Declaring he no longer needed her (as she would just be another pawn in his undead empire), he refused to pay her. Enraged and insulted, Celestina retaliated by placing a secret curse on him—one that would activate the moment he became a lich, binding his spirit eternally to his castle.</text:p>
      <text:p text:style-name="Text_20_body">Now undead, he remains trapped in his castle, incapable of leaving, a prisoner of his own ambitions. He spends his days ranting about world domination and trying to undo the curse—without success.</text:p>
      <text:p text:style-name="Text_20_body"><text:span text:style-name="Strong_20_Emphasis">Encounter Role:</text:span></text:p>
      <text:list text:style-name="L1">
        <text:list-item>
          <text:p text:style-name="P1">Found deep within a dungeon that he rules as an undead overlord.</text:p>
        </text:list-item>
        <text:list-item>
          <text:p text:style-name="P1">Must be defeated (or dealt with) to fully access the dungeon’s rewards.</text:p>
        </text:list-item>
        <text:list-item>
          <text:p text:style-name="P1">He can be:</text:p>
          <text:list>
            <text:list-item>
              <text:p text:style-name="P1"><text:span text:style-name="Strong_20_Emphasis">Fought:</text:span> If killed, he will respawn with the dungeon’s defenders every time it resets. A valuable card may drop as rare loot.</text:p>
            </text:list-item>
            <text:list-item>
              <text:p text:style-name="P1"><text:span text:style-name="Strong_20_Emphasis">Dispelled:</text:span> If Celestina is present, she can offer to lift the curse in exchange for the valuable card. Doing so turns him into a mundane pile of bones, making future dungeon clears easier.</text:p>
            </text:list-item>
          </text:list>
        </text:list-item>
      </text:list>
      <text:p text:style-name="Text_20_body"><text:span text:style-name="Strong_20_Emphasis">Revelation Twist:</text:span><text:line-break/>If Celestina dispels the curse, the spirit guide expresses confusion over how she was able to do what the Lich couldn’t. Celestina smugly replies:</text:p>
      <text:p text:style-name="Quotations"><text:span text:style-name="Emphasis">"Of course I knew how to remove it. I put it there."</text:span></text:p>
      <text:p text:style-name="Text_20_body">This moment unveils the history between them and highlights her cunning.</text:p>
      <text:p text:style-name="Text_20_body"><text:span text:style-name="Strong_20_Emphasis">Character Tone:</text:span></text:p>
      <text:list text:style-name="L2">
        <text:list-item>
          <text:p text:style-name="P2"><text:span text:style-name="Strong_20_Emphasis">The Lich</text:span> is melodramatic, self-important, and thoroughly convinced of his own genius—even in undeath.</text:p>
        </text:list-item>
        <text:list-item>
          <text:p text:style-name="P2"><text:span text:style-name="Strong_20_Emphasis">Comedic undertone</text:span> despite his threat level—his grandiosity is always undercut by his frustrating limitations.</text:p>
        </text:list-item>
        <text:list-item>
          <text:p text:style-name="P2"><text:span text:style-name="Strong_20_Emphasis">Darkly tragic</text:span> in a way: cursed by the very person he underestimated, he is a walking cautionary tale of hubris.</text:p>
        </text:list-item>
      </text:list>
      <text:p text:style-name="Text_20_body"><text:soft-page-break/><text:span text:style-name="Strong_20_Emphasis">Gameplay Function:</text:span></text:p>
      <text:list text:style-name="L3">
        <text:list-item>
          <text:p text:style-name="P3">Ties into Celestina’s backstory.</text:p>
        </text:list-item>
        <text:list-item>
          <text:p text:style-name="P3">Provides player choice and replayability.</text:p>
        </text:list-item>
        <text:list-item>
          <text:p text:style-name="P3">Adds a layer of tactical reward vs. convenience in dungeon clearing.</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4T16:00:44.595064261</meta:creation-date>
    <dc:date>2025-07-04T16:00:54.644145363</dc:date>
    <meta:editing-duration>PT10S</meta:editing-duration>
    <meta:editing-cycles>1</meta:editing-cycles>
    <meta:document-statistic meta:table-count="0" meta:image-count="0" meta:object-count="0" meta:page-count="2" meta:paragraph-count="21" meta:word-count="398" meta:character-count="2356" meta:non-whitespace-character-count="1995"/>
    <meta:generator>LibreOffice/25.2.4.3$Linux_X86_64 LibreOffice_project/520$Build-3</meta:generator>
  </office:meta>
</office:document-meta>
</file>